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6929in" svg:y="0.0394in">
            <draw:object draw:notify-on-update-of-ranges="Sheet1.A1:Sheet1.A249 Sheet1.B1:Sheet1.B2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0.685714" calcext:value-type="float">
            <text:p>0.68571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01526" calcext:value-type="float">
            <text:p>0.50152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64877" calcext:value-type="float">
            <text:p>0.56487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801042" calcext:value-type="float">
            <text:p>0.080104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19798" calcext:value-type="float">
            <text:p>1.1979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25328" calcext:value-type="float">
            <text:p>2.2532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52658" calcext:value-type="float">
            <text:p>0.25265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2.0079" calcext:value-type="float">
            <text:p>12.007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57906" calcext:value-type="float">
            <text:p>2.5790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54608" calcext:value-type="float">
            <text:p>1.5460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22798" calcext:value-type="float">
            <text:p>3.2279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72036" calcext:value-type="float">
            <text:p>0.37203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72295" calcext:value-type="float">
            <text:p>2.7229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54516" calcext:value-type="float">
            <text:p>0.75451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45234" calcext:value-type="float">
            <text:p>0.44523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31325" calcext:value-type="float">
            <text:p>0.63132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9"/>
          <table:table-cell table:style-name="ce1" table:formula="of:=AVERAGE([.A1:.A250])" office:value-type="float" office:value="1.74411610120482" calcext:value-type="float">
            <text:p>1.7441161012</text:p>
          </table:table-cell>
        </table:table-row>
        <table:table-row table:style-name="ro1">
          <table:table-cell office:value-type="float" office:value="0.706114" calcext:value-type="float">
            <text:p>0.70611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55296" calcext:value-type="float">
            <text:p>2.5529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01515" calcext:value-type="float">
            <text:p>1.0151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83807" calcext:value-type="float">
            <text:p>1.8380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23543" calcext:value-type="float">
            <text:p>2.2354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02363" calcext:value-type="float">
            <text:p>0.40236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88835" calcext:value-type="float">
            <text:p>0.88883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16804" calcext:value-type="float">
            <text:p>3.1680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30368" calcext:value-type="float">
            <text:p>2.3036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901702" calcext:value-type="float">
            <text:p>0.90170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90034" calcext:value-type="float">
            <text:p>0.39003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42957" calcext:value-type="float">
            <text:p>2.4295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83511" calcext:value-type="float">
            <text:p>0.88351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61101" calcext:value-type="float">
            <text:p>0.46110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2658" calcext:value-type="float">
            <text:p>0.3265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52338" calcext:value-type="float">
            <text:p>0.25233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74597" calcext:value-type="float">
            <text:p>0.47459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92379" calcext:value-type="float">
            <text:p>0.29237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88503" calcext:value-type="float">
            <text:p>0.28850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37599" calcext:value-type="float">
            <text:p>2.3759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78316" calcext:value-type="float">
            <text:p>0.87831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45408" calcext:value-type="float">
            <text:p>0.34540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50116" calcext:value-type="float">
            <text:p>2.5011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17443" calcext:value-type="float">
            <text:p>4.1744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04948" calcext:value-type="float">
            <text:p>1.0494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422" calcext:value-type="float">
            <text:p>1.342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97732" calcext:value-type="float">
            <text:p>3.9773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15635" calcext:value-type="float">
            <text:p>4.1563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97303" calcext:value-type="float">
            <text:p>2.9730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53341" calcext:value-type="float">
            <text:p>0.75334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50004" calcext:value-type="float">
            <text:p>0.85000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03203" calcext:value-type="float">
            <text:p>2.0320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104022" calcext:value-type="float">
            <text:p>0.010402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5.21146" calcext:value-type="float">
            <text:p>5.2114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02691" calcext:value-type="float">
            <text:p>1.0269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08314" calcext:value-type="float">
            <text:p>2.0831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00214" calcext:value-type="float">
            <text:p>1.0021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7851" calcext:value-type="float">
            <text:p>1.3785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44435" calcext:value-type="float">
            <text:p>0.34443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06824" calcext:value-type="float">
            <text:p>1.0682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28537" calcext:value-type="float">
            <text:p>2.2853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87032" calcext:value-type="float">
            <text:p>3.8703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23299" calcext:value-type="float">
            <text:p>0.02329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91159" calcext:value-type="float">
            <text:p>0.69115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138195" calcext:value-type="float">
            <text:p>0.13819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86138" calcext:value-type="float">
            <text:p>1.8613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80334" calcext:value-type="float">
            <text:p>3.8033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81829" calcext:value-type="float">
            <text:p>0.88182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10464" calcext:value-type="float">
            <text:p>1.1046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86341" calcext:value-type="float">
            <text:p>0.48634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24413" calcext:value-type="float">
            <text:p>0.32441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78961" calcext:value-type="float">
            <text:p>2.7896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61562" calcext:value-type="float">
            <text:p>0.86156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70206" calcext:value-type="float">
            <text:p>0.77020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1337" calcext:value-type="float">
            <text:p>1.3133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76727" calcext:value-type="float">
            <text:p>1.7672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90763" calcext:value-type="float">
            <text:p>0.59076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46775" calcext:value-type="float">
            <text:p>0.74677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73518" calcext:value-type="float">
            <text:p>1.7351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140845" calcext:value-type="float">
            <text:p>0.14084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94085" calcext:value-type="float">
            <text:p>1.9408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180674" calcext:value-type="float">
            <text:p>0.18067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77329" calcext:value-type="float">
            <text:p>1.7732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81184" calcext:value-type="float">
            <text:p>0.68118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0927" calcext:value-type="float">
            <text:p>0.5092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45486" calcext:value-type="float">
            <text:p>3.4548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69183" calcext:value-type="float">
            <text:p>1.6918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10013" calcext:value-type="float">
            <text:p>1.1001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08502" calcext:value-type="float">
            <text:p>2.0850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77495" calcext:value-type="float">
            <text:p>2.7749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110913" calcext:value-type="float">
            <text:p>0.11091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30048" calcext:value-type="float">
            <text:p>3.3004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78148" calcext:value-type="float">
            <text:p>0.57814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41481" calcext:value-type="float">
            <text:p>0.24148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47938" calcext:value-type="float">
            <text:p>0.64793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45759" calcext:value-type="float">
            <text:p>1.4575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92396" calcext:value-type="float">
            <text:p>1.9239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60843" calcext:value-type="float">
            <text:p>0.76084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12177" calcext:value-type="float">
            <text:p>1.1217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99487" calcext:value-type="float">
            <text:p>1.9948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83036" calcext:value-type="float">
            <text:p>2.8303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16214" calcext:value-type="float">
            <text:p>1.1621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6.14552" calcext:value-type="float">
            <text:p>6.1455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103336" calcext:value-type="float">
            <text:p>0.10333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1792" calcext:value-type="float">
            <text:p>0.5179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27606" calcext:value-type="float">
            <text:p>2.2760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53159" calcext:value-type="float">
            <text:p>1.5315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72662" calcext:value-type="float">
            <text:p>0.77266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20019" calcext:value-type="float">
            <text:p>2.2001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00267" calcext:value-type="float">
            <text:p>0.70026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47986" calcext:value-type="float">
            <text:p>0.74798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67166" calcext:value-type="float">
            <text:p>3.6716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55672" calcext:value-type="float">
            <text:p>1.5567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24662" calcext:value-type="float">
            <text:p>3.2466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94656" calcext:value-type="float">
            <text:p>0.39465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35125" calcext:value-type="float">
            <text:p>0.53512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65339" calcext:value-type="float">
            <text:p>3.6533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53428" calcext:value-type="float">
            <text:p>1.5342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22816" calcext:value-type="float">
            <text:p>0.72281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92851" calcext:value-type="float">
            <text:p>1.9285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71537" calcext:value-type="float">
            <text:p>0.87153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10957" calcext:value-type="float">
            <text:p>4.1095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107365" calcext:value-type="float">
            <text:p>0.10736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928632" calcext:value-type="float">
            <text:p>0.92863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05136" calcext:value-type="float">
            <text:p>0.60513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79204" calcext:value-type="float">
            <text:p>0.27920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66117" calcext:value-type="float">
            <text:p>2.6611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44672" calcext:value-type="float">
            <text:p>0.44467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70265" calcext:value-type="float">
            <text:p>1.7026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61375" calcext:value-type="float">
            <text:p>0.56137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07545" calcext:value-type="float">
            <text:p>2.0754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40035" calcext:value-type="float">
            <text:p>2.4003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33231" calcext:value-type="float">
            <text:p>0.73323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169224" calcext:value-type="float">
            <text:p>0.016922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7254" calcext:value-type="float">
            <text:p>1.3725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37416" calcext:value-type="float">
            <text:p>0.63741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57121" calcext:value-type="float">
            <text:p>1.5712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5.07739" calcext:value-type="float">
            <text:p>5.0773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0515" calcext:value-type="float">
            <text:p>4.051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59188" calcext:value-type="float">
            <text:p>1.5918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6537" calcext:value-type="float">
            <text:p>1.653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53178" calcext:value-type="float">
            <text:p>2.5317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65589" calcext:value-type="float">
            <text:p>1.6558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960786" calcext:value-type="float">
            <text:p>0.96078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69294" calcext:value-type="float">
            <text:p>0.66929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09125" calcext:value-type="float">
            <text:p>0.30912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96421" calcext:value-type="float">
            <text:p>2.9642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3422" calcext:value-type="float">
            <text:p>1.3342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49389" calcext:value-type="float">
            <text:p>4.4938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86065" calcext:value-type="float">
            <text:p>0.58606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2949" calcext:value-type="float">
            <text:p>1.294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83703" calcext:value-type="float">
            <text:p>0.28370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77615" calcext:value-type="float">
            <text:p>1.7761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143376" calcext:value-type="float">
            <text:p>0.14337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78562" calcext:value-type="float">
            <text:p>4.7856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31461" calcext:value-type="float">
            <text:p>0.53146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02808" calcext:value-type="float">
            <text:p>0.60280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5831" calcext:value-type="float">
            <text:p>3.583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44064" calcext:value-type="float">
            <text:p>3.4406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31499" calcext:value-type="float">
            <text:p>3.3149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96285" calcext:value-type="float">
            <text:p>2.9628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84794" calcext:value-type="float">
            <text:p>0.48479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63778" calcext:value-type="float">
            <text:p>1.6377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89548" calcext:value-type="float">
            <text:p>3.8954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58539" calcext:value-type="float">
            <text:p>1.5853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7784" calcext:value-type="float">
            <text:p>1.3778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907453" calcext:value-type="float">
            <text:p>0.90745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69889" calcext:value-type="float">
            <text:p>1.6988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5.49733" calcext:value-type="float">
            <text:p>5.4973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17262" calcext:value-type="float">
            <text:p>2.1726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48111" calcext:value-type="float">
            <text:p>0.44811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7572" calcext:value-type="float">
            <text:p>1.3757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13292" calcext:value-type="float">
            <text:p>0.51329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156614" calcext:value-type="float">
            <text:p>0.15661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43807" calcext:value-type="float">
            <text:p>2.4380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63531" calcext:value-type="float">
            <text:p>0.26353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9983" calcext:value-type="float">
            <text:p>2.998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12066" calcext:value-type="float">
            <text:p>1.1206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5.1476" calcext:value-type="float">
            <text:p>15.147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35977" calcext:value-type="float">
            <text:p>0.73597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0079" calcext:value-type="float">
            <text:p>1.3007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73783" calcext:value-type="float">
            <text:p>1.7378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35029" calcext:value-type="float">
            <text:p>0.23502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24689" calcext:value-type="float">
            <text:p>1.2468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5.72819" calcext:value-type="float">
            <text:p>5.7281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21859" calcext:value-type="float">
            <text:p>2.2185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60678" calcext:value-type="float">
            <text:p>0.66067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19877" calcext:value-type="float">
            <text:p>2.1987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06426" calcext:value-type="float">
            <text:p>3.0642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5.30775" calcext:value-type="float">
            <text:p>5.3077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76118" calcext:value-type="float">
            <text:p>2.7611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96146" calcext:value-type="float">
            <text:p>0.39614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97339" calcext:value-type="float">
            <text:p>0.59733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79383" calcext:value-type="float">
            <text:p>0.57938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48202" calcext:value-type="float">
            <text:p>0.54820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99668" calcext:value-type="float">
            <text:p>1.9966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26418" calcext:value-type="float">
            <text:p>4.2641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2628" calcext:value-type="float">
            <text:p>1.3262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5.9584" calcext:value-type="float">
            <text:p>5.958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26134" calcext:value-type="float">
            <text:p>1.2613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10276" calcext:value-type="float">
            <text:p>1.1027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394453" calcext:value-type="float">
            <text:p>0.039445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54078" calcext:value-type="float">
            <text:p>0.55407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60249" calcext:value-type="float">
            <text:p>2.6024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71491" calcext:value-type="float">
            <text:p>1.7149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98914" calcext:value-type="float">
            <text:p>2.9891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927147" calcext:value-type="float">
            <text:p>0.092714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398469" calcext:value-type="float">
            <text:p>0.39846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50304" calcext:value-type="float">
            <text:p>0.85030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918508" calcext:value-type="float">
            <text:p>0.091850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48227" calcext:value-type="float">
            <text:p>1.4822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54866" calcext:value-type="float">
            <text:p>0.25486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7797" calcext:value-type="float">
            <text:p>3.779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0311" calcext:value-type="float">
            <text:p>2.031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428125" calcext:value-type="float">
            <text:p>0.42812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924765" calcext:value-type="float">
            <text:p>0.92476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20137" calcext:value-type="float">
            <text:p>1.2013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348841" calcext:value-type="float">
            <text:p>0.034884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95509" calcext:value-type="float">
            <text:p>0.09550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22544" calcext:value-type="float">
            <text:p>4.2254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01665" calcext:value-type="float">
            <text:p>1.0166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84266" calcext:value-type="float">
            <text:p>0.28426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10978" calcext:value-type="float">
            <text:p>2.1097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0561865" calcext:value-type="float">
            <text:p>0.056186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4.67214" calcext:value-type="float">
            <text:p>4.6721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89473" calcext:value-type="float">
            <text:p>2.89473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30126" calcext:value-type="float">
            <text:p>1.3012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98121" calcext:value-type="float">
            <text:p>0.598121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34358" calcext:value-type="float">
            <text:p>0.83435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6.09726" calcext:value-type="float">
            <text:p>6.0972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10205" calcext:value-type="float">
            <text:p>0.71020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29128" calcext:value-type="float">
            <text:p>3.2912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08367" calcext:value-type="float">
            <text:p>1.0836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27129" calcext:value-type="float">
            <text:p>1.2712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17392" calcext:value-type="float">
            <text:p>1.1739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7964" calcext:value-type="float">
            <text:p>0.7796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86378" calcext:value-type="float">
            <text:p>1.8637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272688" calcext:value-type="float">
            <text:p>0.27268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14032" calcext:value-type="float">
            <text:p>2.1403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7.77192" calcext:value-type="float">
            <text:p>7.7719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70294" calcext:value-type="float">
            <text:p>0.70294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3.71375" calcext:value-type="float">
            <text:p>3.71375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24338" calcext:value-type="float">
            <text:p>2.2433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85797" calcext:value-type="float">
            <text:p>1.8579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889939" calcext:value-type="float">
            <text:p>0.889939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2.71488" calcext:value-type="float">
            <text:p>2.7148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02197" calcext:value-type="float">
            <text:p>1.0219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1.94238" calcext:value-type="float">
            <text:p>1.94238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616676" calcext:value-type="float">
            <text:p>0.616676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906962" calcext:value-type="float">
            <text:p>0.90696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5.5217" calcext:value-type="float">
            <text:p>5.521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5.01002" calcext:value-type="float">
            <text:p>5.01002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  <table:table-row table:style-name="ro1">
          <table:table-cell office:value-type="float" office:value="0.58737" calcext:value-type="float">
            <text:p>0.58737</text:p>
          </table:table-cell>
          <table:table-cell table:formula="of:=5.991" office:value-type="float" office:value="5.991" calcext:value-type="float">
            <text:p>5.99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20:20.501651376</dc:date>
    <meta:document-statistic meta:table-count="1" meta:cell-count="49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249" svg:x="0.32cm" svg:y="0.18cm" svg:width="12.508cm" svg:height="8.64cm">
          <chartooo:coordinate-region svg:x="0.941cm" svg:y="0.379cm" svg:width="11.79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9" chart:class="chart:line">
            <chart:data-point chart:repeated="249"/>
          </chart:series>
          <chart:series chart:style-name="ch7" chart:values-cell-range-address="Sheet1.B1:Sheet1.B249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5714">
                <text:p>0.685714</text:p>
                <draw:g>
                  <svg:desc>Sheet1.A1:Sheet1.A249</svg:desc>
                </draw:g>
              </table:table-cell>
              <table:table-cell office:value-type="float" office:value="5.991">
                <text:p>5.991</text:p>
                <draw:g>
                  <svg:desc>Sheet1.B1:Sheet1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1526">
                <text:p>0.5015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4877">
                <text:p>0.5648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1042">
                <text:p>0.08010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9798">
                <text:p>1.197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328">
                <text:p>2.253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2658">
                <text:p>0.2526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0079">
                <text:p>12.0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7906">
                <text:p>2.579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608">
                <text:p>1.546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2798">
                <text:p>3.227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2036">
                <text:p>0.3720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2295">
                <text:p>2.722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4516">
                <text:p>0.7545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5234">
                <text:p>0.4452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1325">
                <text:p>0.6313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6114">
                <text:p>0.7061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5296">
                <text:p>2.552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515">
                <text:p>1.015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3807">
                <text:p>1.838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3543">
                <text:p>2.235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2363">
                <text:p>0.4023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8835">
                <text:p>0.8888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6804">
                <text:p>3.168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368">
                <text:p>2.303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1702">
                <text:p>0.9017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0034">
                <text:p>0.3900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2957">
                <text:p>2.429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3511">
                <text:p>0.8835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1101">
                <text:p>0.4611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658">
                <text:p>0.326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2338">
                <text:p>0.2523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74597">
                <text:p>0.4745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2379">
                <text:p>0.2923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8503">
                <text:p>0.2885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7599">
                <text:p>2.375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8316">
                <text:p>0.8783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408">
                <text:p>0.345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0116">
                <text:p>2.501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7443">
                <text:p>4.174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948">
                <text:p>1.049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422">
                <text:p>1.34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7732">
                <text:p>3.977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5635">
                <text:p>4.156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7303">
                <text:p>2.973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341">
                <text:p>0.7533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0004">
                <text:p>0.8500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3203">
                <text:p>2.032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04022">
                <text:p>0.01040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1146">
                <text:p>5.211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691">
                <text:p>1.026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8314">
                <text:p>2.083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214">
                <text:p>1.002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7851">
                <text:p>1.378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4435">
                <text:p>0.3444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824">
                <text:p>1.068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8537">
                <text:p>2.285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7032">
                <text:p>3.870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299">
                <text:p>0.0232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1159">
                <text:p>0.6911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8195">
                <text:p>0.1381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6138">
                <text:p>1.861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0334">
                <text:p>3.803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1829">
                <text:p>0.8818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0464">
                <text:p>1.104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6341">
                <text:p>0.4863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4413">
                <text:p>0.3244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8961">
                <text:p>2.789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61562">
                <text:p>0.8615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70206">
                <text:p>0.7702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1337">
                <text:p>1.313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6727">
                <text:p>1.767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0763">
                <text:p>0.5907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6775">
                <text:p>0.7467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3518">
                <text:p>1.735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0845">
                <text:p>0.1408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4085">
                <text:p>1.940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0674">
                <text:p>0.1806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7329">
                <text:p>1.773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81184">
                <text:p>0.6811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927">
                <text:p>0.509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5486">
                <text:p>3.454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9183">
                <text:p>1.691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0013">
                <text:p>1.100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8502">
                <text:p>2.085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7495">
                <text:p>2.774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0913">
                <text:p>0.1109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0048">
                <text:p>3.300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78148">
                <text:p>0.5781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1481">
                <text:p>0.2414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7938">
                <text:p>0.6479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5759">
                <text:p>1.457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396">
                <text:p>1.923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0843">
                <text:p>0.7608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177">
                <text:p>1.121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487">
                <text:p>1.994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83036">
                <text:p>2.830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214">
                <text:p>1.162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4552">
                <text:p>6.145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3336">
                <text:p>0.1033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1792">
                <text:p>0.517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7606">
                <text:p>2.276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159">
                <text:p>1.531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2662">
                <text:p>0.7726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0019">
                <text:p>2.200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00267">
                <text:p>0.7002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7986">
                <text:p>0.7479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7166">
                <text:p>3.67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5672">
                <text:p>1.556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4662">
                <text:p>3.246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94656">
                <text:p>0.3946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35125">
                <text:p>0.5351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5339">
                <text:p>3.65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3428">
                <text:p>1.534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2816">
                <text:p>0.7228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2851">
                <text:p>1.928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71537">
                <text:p>0.8715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0957">
                <text:p>4.109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7365">
                <text:p>0.1073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28632">
                <text:p>0.9286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5136">
                <text:p>0.6051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9204">
                <text:p>0.2792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6117">
                <text:p>2.661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44672">
                <text:p>0.4446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0265">
                <text:p>1.702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61375">
                <text:p>0.561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7545">
                <text:p>2.075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0035">
                <text:p>2.400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3231">
                <text:p>0.7332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69224">
                <text:p>0.01692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7254">
                <text:p>1.372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37416">
                <text:p>0.6374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7121">
                <text:p>1.571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7739">
                <text:p>5.077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515">
                <text:p>4.05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9188">
                <text:p>1.591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537">
                <text:p>1.65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53178">
                <text:p>2.531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5589">
                <text:p>1.655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0786">
                <text:p>0.9607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9294">
                <text:p>0.6692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9125">
                <text:p>0.3091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6421">
                <text:p>2.964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3422">
                <text:p>1.334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9389">
                <text:p>4.493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6065">
                <text:p>0.5860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949">
                <text:p>1.29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3703">
                <text:p>0.2837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7615">
                <text:p>1.776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3376">
                <text:p>0.1433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78562">
                <text:p>4.785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31461">
                <text:p>0.5314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2808">
                <text:p>0.6028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831">
                <text:p>3.58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4064">
                <text:p>3.440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31499">
                <text:p>3.314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6285">
                <text:p>2.962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84794">
                <text:p>0.4847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3778">
                <text:p>1.637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9548">
                <text:p>3.895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8539">
                <text:p>1.585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7784">
                <text:p>1.377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7453">
                <text:p>0.9074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9889">
                <text:p>1.698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49733">
                <text:p>5.497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7262">
                <text:p>2.172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48111">
                <text:p>0.4481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7572">
                <text:p>1.375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13292">
                <text:p>0.513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6614">
                <text:p>0.1566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3807">
                <text:p>2.438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3531">
                <text:p>0.2635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983">
                <text:p>2.99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2066">
                <text:p>1.120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1476">
                <text:p>15.14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5977">
                <text:p>0.7359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0079">
                <text:p>1.30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3783">
                <text:p>1.737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35029">
                <text:p>0.2350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4689">
                <text:p>1.246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72819">
                <text:p>5.728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1859">
                <text:p>2.218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0678">
                <text:p>0.6606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9877">
                <text:p>2.198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6426">
                <text:p>3.064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30775">
                <text:p>5.307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6118">
                <text:p>2.761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6146">
                <text:p>0.3961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7339">
                <text:p>0.597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9383">
                <text:p>0.5793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48202">
                <text:p>0.5482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9668">
                <text:p>1.996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6418">
                <text:p>4.264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2628">
                <text:p>1.326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9584">
                <text:p>5.9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6134">
                <text:p>1.261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0276">
                <text:p>1.102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94453">
                <text:p>0.03944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54078">
                <text:p>0.5540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0249">
                <text:p>2.602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1491">
                <text:p>1.714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8914">
                <text:p>2.989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27147">
                <text:p>0.09271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98469">
                <text:p>0.3984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0304">
                <text:p>0.8503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18508">
                <text:p>0.09185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8227">
                <text:p>1.482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4866">
                <text:p>0.2548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797">
                <text:p>3.77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311">
                <text:p>2.03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8125">
                <text:p>0.4281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24765">
                <text:p>0.9247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0137">
                <text:p>1.201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48841">
                <text:p>0.03488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5509">
                <text:p>0.0955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2544">
                <text:p>4.225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1665">
                <text:p>1.016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4266">
                <text:p>0.2842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0978">
                <text:p>2.109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61865">
                <text:p>0.05618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67214">
                <text:p>4.672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89473">
                <text:p>2.894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0126">
                <text:p>1.301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98121">
                <text:p>0.5981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4358">
                <text:p>0.8343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09726">
                <text:p>6.097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10205">
                <text:p>0.7102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29128">
                <text:p>3.291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8367">
                <text:p>1.08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7129">
                <text:p>1.271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7392">
                <text:p>1.173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7964">
                <text:p>0.779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6378">
                <text:p>1.863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72688">
                <text:p>0.2726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4032">
                <text:p>2.140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77192">
                <text:p>7.771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0294">
                <text:p>0.702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1375">
                <text:p>3.71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24338">
                <text:p>2.243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85797">
                <text:p>1.857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89939">
                <text:p>0.8899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71488">
                <text:p>2.714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2197">
                <text:p>1.021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4238">
                <text:p>1.942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6676">
                <text:p>0.6166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06962">
                <text:p>0.9069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5217">
                <text:p>5.52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01002">
                <text:p>5.010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737">
                <text:p>0.58737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